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line-height="150%"/>
    </style:style>
    <style:style style:name="P2" style:family="paragraph" style:parent-style-name="Text_20_body">
      <style:text-properties style:language-complex="he" style:country-complex="IL"/>
    </style:style>
    <style:style style:name="P3" style:family="paragraph" style:parent-style-name="Text_20_body">
      <style:text-properties fo:background-color="#c0c0c0"/>
    </style:style>
    <style:style style:name="P4" style:family="paragraph" style:parent-style-name="Text_20_body">
      <style:text-properties officeooo:rsid="000fa54b" officeooo:paragraph-rsid="000fa54b"/>
    </style:style>
    <style:style style:name="P5" style:family="paragraph" style:parent-style-name="Standard" style:master-page-name="MP0">
      <style:paragraph-properties fo:text-align="center" style:justify-single-word="false" style:page-number="auto" fo:break-before="page"/>
    </style:style>
    <style:style style:name="T1" style:family="text">
      <style:text-properties fo:background-color="#c0c0c0" loext:char-shading-value="0"/>
    </style:style>
    <style:style style:name="T2" style:family="text">
      <style:text-properties style:language-complex="he" style:country-complex="IL"/>
    </style:style>
    <style:style style:name="T3" style:family="text">
      <style:text-properties style:text-underline-style="solid" style:text-underline-width="auto" style:text-underline-color="font-color" style:text-underline-mode="continuous" style:text-overline-mode="continuous" style:text-line-through-mode="continuo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eek 8</text:p>
      <text:p text:style-name="P1">Group Name: Ignotus</text:p>
      <text:p text:style-name="P1"/>
      <text:p text:style-name="P1">Team Member Details:</text:p>
      <text:p text:style-name="P1">- Corey Hamren, <text:a xlink:type="simple" xlink:href="mailto:hamhams86@gmail.com" office:target-frame-name="_top" xlink:show="replace" text:style-name="Internet_20_link" text:visited-style-name="Visited_20_Internet_20_Link">hamhams86@gmail.com</text:a>, USA, Self-teaching, Data Science</text:p>
      <text:p text:style-name="P1">- Motamen MohammedAhmed, <text:a xlink:type="simple" xlink:href="mailto:Motamen.salih@hotmail.com" office:target-frame-name="_top" xlink:show="replace" text:style-name="Internet_20_link" text:visited-style-name="Visited_20_Internet_20_Link">Motamen.salih@hotmail.com</text:a>, UAE, Zayed University, Data Science</text:p>
      <text:p text:style-name="P1">- Francis Kim, <text:a xlink:type="simple" xlink:href="mailto:fkim39@gmail.com" office:target-frame-name="_top" xlink:show="replace" text:style-name="Internet_20_link" text:visited-style-name="Visited_20_Internet_20_Link">fkim39@gmail.com</text:a>, <text:a xlink:type="simple" xlink:href="mailto:Fkim39@gmail.com" office:target-frame-name="_top" xlink:show="replace" text:style-name="Internet_20_link" text:visited-style-name="Visited_20_Internet_20_Link">Fkim39@gmail.com</text:a>, USA, University of Maryland, Data Science</text:p>
      <text:p text:style-name="P1">- Inna Soltsman-Groysman, <text:a xlink:type="simple" xlink:href="mailto:innasol90@gmail.com" office:target-frame-name="_top" xlink:show="replace" text:style-name="Internet_20_link" text:visited-style-name="Visited_20_Internet_20_Link">innasol90@gmail.com</text:a>, USA, Data Science</text:p>
      <text:p text:style-name="Text_20_body"/>
      <text:p text:style-name="Text_20_body"><text:span text:style-name="Default_20_Paragraph_20_Font"><text:span text:style-name="T1">Problem description:</text:span></text:span></text:p>
      <text:p text:style-name="P2">There are different diseases that affect people around the world.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 to automate this process of identification.</text:p>
      <text:p text:style-name="Text_20_body"><text:span text:style-name="Default_20_Paragraph_20_Font"><text:span text:style-name="T1">Data understanding:</text:span></text:span></text:p>
      <text:p text:style-name="Text_20_body">There are different diseases that affect people around the world. <text:span text:style-name="Default_20_Paragraph_20_Font"><text:span text:style-name="T2">.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 to automate this process of identification.</text:span></text:span></text:p>
      <text:p text:style-name="Text_20_body"><text:span text:style-name="Default_20_Paragraph_20_Font"><text:span text:style-name="T1">What type of data you have got for analysis:</text:span></text:span></text:p>
      <text:p text:style-name="P4">Healthcare_dataset which includes int, float, binary, and categorical data.</text:p>
      <text:p text:style-name="Text_20_body"><text:span text:style-name="Default_20_Paragraph_20_Font"><text:span text:style-name="T1">What are the problems in the data (number of NA values, outliers, skewed etc.):</text:span></text:span></text:p>
      <text:p text:style-name="Text_20_body"><text:tab/>- There are no NA values, but there are some labeled as unknown in the <text:span text:style-name="Default_20_Paragraph_20_Font"><text:span text:style-name="T3">ntm_specialty</text:span></text:span>, <text:span text:style-name="Default_20_Paragraph_20_Font"><text:span text:style-name="T3">risk_segment_prior_ntm</text:span></text:span>, <text:s/><text:span text:style-name="Default_20_Paragraph_20_Font"><text:span text:style-name="T3">tscore_bucket_during_rx</text:span></text:span>, <text:span text:style-name="Default_20_Paragraph_20_Font"><text:span text:style-name="T3">change_tscore</text:span></text:span>, and <text:span text:style-name="Default_20_Paragraph_20_Font"><text:span text:style-name="T3">change_risk_segment </text:span></text:span>columns</text:p>
      <text:p text:style-name="Text_20_body"><text:tab/>- <text:span text:style-name="Default_20_Paragraph_20_Font"><text:span text:style-name="T3">change_t_score</text:span></text:span>, <text:span text:style-name="Default_20_Paragraph_20_Font"><text:span text:style-name="T3">change_risk_segment</text:span></text:span>, <text:span text:style-name="Default_20_Paragraph_20_Font"><text:span text:style-name="T3">tscore_bucket_during_rx</text:span></text:span>, <text:span text:style-name="Default_20_Paragraph_20_Font"><text:span text:style-name="T3">risk_segment_during_rx</text:span></text:span>, have ‘unknown’ as the highest value count while <text:span text:style-name="Default_20_Paragraph_20_Font"><text:span text:style-name="T3">change_t_score</text:span></text:span> has it as the second highest value.</text:p>
      <text:p text:style-name="Text_20_body"><text:tab/>- both the <text:span text:style-name="Default_20_Paragraph_20_Font"><text:span text:style-name="T3">count_of_risks</text:span></text:span> and d<text:span text:style-name="Default_20_Paragraph_20_Font"><text:span text:style-name="T3">exa_freq_during_rx</text:span></text:span> are skewed right, especially the <text:span text:style-name="Default_20_Paragraph_20_Font"><text:span text:style-name="T3">dexa_freq_during_rx</text:span></text:span> column</text:p>
      <text:p text:style-name="Text_20_body"><text:tab/>- the <text:span text:style-name="Default_20_Paragraph_20_Font"><text:span text:style-name="T3">ntm_specialist_flag</text:span></text:span> column has many values with less than 20 counts, but others with hundreds</text:p>
      <text:p text:style-name="Text_20_body"><text:tab/>- most of the binary columns have more than twice as man ‘no’ <text:s/>values than ‘yes’</text:p>
      <text:p text:style-name="P3"/>
      <text:p text:style-name="P3"/>
      <text:p text:style-name="Text_20_body"><text:soft-page-break/><text:span text:style-name="Default_20_Paragraph_20_Font"><text:span text:style-name="T1">What approaches you are trying to apply on your data set to overcome problems like NA value, outlier etc and why?</text:span></text:span></text:p>
      <text:p text:style-name="Text_20_body">Approaches for Data in terms of cleaning it is:</text:p>
      <text:p text:style-name="Text_20_body">#Dropping duplicated</text:p>
      <text:p text:style-name="Text_20_body">data = data.drop_duplicates()</text:p>
      <text:p text:style-name="Text_20_body">#Dropping Null</text:p>
      <text:p text:style-name="Text_20_body">data = data.dropna()</text:p>
      <text:p text:style-name="Text_20_body">#Changing the column names to lower case</text:p>
      <text:p text:style-name="Text_20_body">data.columns = [ x.lower().strip() for x in data.columns]</text:p>
      <text:p text:style-name="Text_20_body">data.columns</text:p>
      <text:p text:style-name="Text_20_body"/>
      <text:p text:style-name="Text_20_body">GitHub Repo link - https://github.com/TheHamhams/dg_group_projec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0-06T11:33:00Z</meta:creation-date>
    <dc:date>2021-11-14T09:39:03.782375792</dc:date>
    <meta:editing-cycles>11</meta:editing-cycles>
    <meta:editing-duration>PT44M11S</meta:editing-duration>
    <meta:document-statistic meta:table-count="0" meta:image-count="0" meta:object-count="0" meta:page-count="2" meta:paragraph-count="29" meta:word-count="347" meta:character-count="2462" meta:non-whitespace-character-count="2137"/>
    <meta:template xlink:type="simple" xlink:actuate="onRequest" xlink:title="" xlink:href="Normal.dotm"/>
  </office:meta>
</office:document-meta>
</file>